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 style:list-style-name="L2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223cm" svg:height="2.286cm" svg:x="5.572cm" svg:y="2.27cm">
          <text:p text:style-name="P1">Game Over Event</text:p>
        </draw:rect>
        <draw:line draw:style-name="gr2" draw:text-style-name="P1" draw:layer="layout" svg:x1="4.81cm" svg:y1="9.255cm" svg:x2="4.81cm" svg:y2="11.16cm">
          <text:p/>
        </draw:line>
        <draw:rect draw:style-name="gr1" draw:text-style-name="P1" draw:layer="layout" svg:width="4.953cm" svg:height="2.286cm" svg:x="2.524cm" svg:y="6.969cm">
          <text:p text:style-name="P1">Game Over Text</text:p>
        </draw:rect>
        <draw:rect draw:style-name="gr1" draw:text-style-name="P1" draw:layer="layout" svg:width="4.953cm" svg:height="2.286cm" svg:x="13.954cm" svg:y="6.842cm">
          <text:p text:style-name="P1">Fireworks</text:p>
        </draw:rect>
        <draw:rect draw:style-name="gr3" draw:text-style-name="P3" draw:layer="layout" svg:width="6.715cm" svg:height="2.286cm" svg:x="1.381cm" svg:y="11.16cm">
          <text:p text:style-name="P2"><text:span text:style-name="T1">High Score Screen</text:span></text:p>
        </draw:rect>
        <draw:rect draw:style-name="gr1" draw:text-style-name="P1" draw:layer="layout" svg:width="4.953cm" svg:height="2.286cm" svg:x="8.112cm" svg:y="6.969cm">
          <text:p text:style-name="P1">Random Car </text:p>
          <text:p text:style-name="P1">Movement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an Harmer</meta:initial-creator>
    <meta:creation-date>2025-02-11T19:08:00.64</meta:creation-date>
    <dc:date>2025-02-12T04:32:07.34</dc:date>
    <dc:creator>Brian Harmer</dc:creator>
    <meta:editing-duration>PT9H8M56S</meta:editing-duration>
    <meta:editing-cycles>1</meta:editing-cycles>
    <meta:document-statistic meta:object-count="6"/>
    <meta:generator>OpenOffice/4.1.12$Win32 OpenOffice.org_project/4112m1$Build-9809</meta:generator>
  </office:meta>
</office:document-meta>
</file>